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30030" number:language="lt" number:country="LT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overline-style="solid" style:text-overline-width="auto" style:text-overline-color="font-color"/>
    </style:style>
    <style:style style:name="ce8" style:family="table-cell" style:parent-style-name="Default" style:data-style-name="N3003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30030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30030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11">
      <style:table-cell-properties fo:background-color="#0000ff" style:text-align-source="fix" style:repeat-content="false"/>
      <style:paragraph-properties fo:text-align="end" fo:margin-left="0pt"/>
    </style:style>
    <style:style style:name="ce15" style:family="table-cell" style:parent-style-name="Default" style:data-style-name="N145">
      <style:table-cell-properties fo:background-color="#00ff00" style:text-align-source="fix" style:repeat-content="false"/>
      <style:paragraph-properties fo:text-align="end" fo:margin-left="0pt"/>
    </style:style>
    <style:style style:name="ce16" style:family="table-cell" style:parent-style-name="Default" style:data-style-name="N145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45">
      <style:table-cell-properties fo:background-color="#ffff00" style:text-align-source="fix" style:repeat-content="false"/>
      <style:paragraph-properties fo:text-align="end" fo:margin-left="0pt"/>
    </style:style>
    <style:style style:name="ce18" style:family="table-cell" style:parent-style-name="Default" style:data-style-name="N145">
      <style:table-cell-properties fo:background-color="#0000ff"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0"/>
    <style:style style:name="ce25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5" table:default-cell-style-name="ce16"/>
        <table:table-column table:style-name="co2" table:default-cell-style-name="ce2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ttribute</text:p>
          </table:table-cell>
          <table:table-cell table:style-name="ce1" office:value-type="string" calcext:value-type="string">
            <text:p>Policy A</text:p>
          </table:table-cell>
          <table:table-cell table:style-name="ce1" office:value-type="string" calcext:value-type="string">
            <text:p>Policy B</text:p>
          </table:table-cell>
          <table:table-cell table:number-columns-repeated="2" table:style-name="ce1" office:value-type="string" calcext:value-type="string">
            <text:p>Policy C</text:p>
          </table:table-cell>
          <table:table-cell table:style-name="ce1" office:value-type="string" calcext:value-type="string">
            <text:p>Policy D</text:p>
          </table:table-cell>
          <table:table-cell table:style-name="ce1" office:value-type="string" calcext:value-type="string">
            <text:p>SUM</text:p>
          </table:table-cell>
          <table:table-cell/>
          <table:table-cell office:value-type="string" calcext:value-type="string">
            <text:p>Today</text:p>
          </table:table-cell>
          <table:table-cell table:style-name="ce10" office:value-type="date" office:date-value="2017-07-15" calcext:value-type="date">
            <text:p>2017-07-15</text:p>
          </table:table-cell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number-columns-repeated="3" table:style-name="ce8" office:value-type="date" office:date-value="2017-01-01" calcext:value-type="date">
            <text:p>2017-01-01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8" office:value-type="date" office:date-value="2017-01-01" calcext:value-type="date">
            <text:p>2017-01-01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CANCEL</text:p>
          </table:table-cell>
          <table:table-cell table:style-name="ce9"/>
          <table:table-cell table:style-name="ce10" office:value-type="date" office:date-value="2017-05-10" calcext:value-type="date">
            <text:p>2017-05-10</text:p>
          </table:table-cell>
          <table:table-cell table:style-name="ce10" office:value-type="date" office:date-value="2017-11-10" calcext:value-type="date">
            <text:p>2017-11-10</text:p>
          </table:table-cell>
          <table:table-cell table:style-name="ce9"/>
          <table:table-cell table:style-name="ce10" office:value-type="date" office:date-value="2017-01-01" calcext:value-type="date">
            <text:p>2017-01-01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3" table:style-name="ce10" office:value-type="date" office:date-value="2017-12-31" calcext:value-type="date">
            <text:p>2017-12-31</text:p>
          </table:table-cell>
          <table:table-cell table:style-name="ce10" office:value-type="date" office:date-value="2017-09-30" calcext:value-type="date">
            <text:p>2017-09-30</text:p>
          </table:table-cell>
          <table:table-cell table:style-name="ce10" office:value-type="date" office:date-value="2017-12-31" calcext:value-type="date">
            <text:p>2017-12-31</text:p>
          </table:table-cell>
          <table:table-cell table:style-name="ce23"/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TERMINATION</text:p>
          </table:table-cell>
          <table:table-cell table:style-name="ce11" table:formula="of:=IF([.B3]=0;[.B4];[.B3])" office:value-type="date" office:date-value="2017-12-31" calcext:value-type="date">
            <text:p>2017-12-31</text:p>
          </table:table-cell>
          <table:table-cell table:style-name="ce11" table:formula="of:=IF([.C3]=0;[.C4];[.C3])" office:value-type="date" office:date-value="2017-05-10" calcext:value-type="date">
            <text:p>2017-05-10</text:p>
          </table:table-cell>
          <table:table-cell table:style-name="ce11" table:formula="of:=IF([.D3]=0;[.D4];[.D3])" office:value-type="date" office:date-value="2017-11-10" calcext:value-type="date">
            <text:p>2017-11-10</text:p>
          </table:table-cell>
          <table:table-cell table:style-name="ce11" table:formula="of:=IF([.E3]=0;[.E4];[.E3])" office:value-type="date" office:date-value="2017-09-30" calcext:value-type="date">
            <text:p>2017-09-30</text:p>
          </table:table-cell>
          <table:table-cell table:style-name="ce11" table:formula="of:=IF([.F3]=0;[.F4];[.F3])" office:value-type="date" office:date-value="2017-01-01" calcext:value-type="date">
            <text:p>2017-01-01</text:p>
          </table:table-cell>
          <table:table-cell table:style-name="ce23"/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TODAY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23"/>
          <table:table-cell/>
          <table:table-cell table:style-name="ce25"/>
          <table:table-cell/>
        </table:table-row>
        <table:table-row table:style-name="ro1">
          <table:table-cell/>
          <table:table-cell table:style-name="ce12"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UM INSURED</text:p>
          </table:table-cell>
          <table:table-cell table:number-columns-repeated="5" table:style-name="ce13" office:value-type="float" office:value="10000" calcext:value-type="float">
            <text:p>10,000</text:p>
          </table:table-cell>
          <table:table-cell table:style-name="ce13" table:formula="of:=SUM([.B8:.F8])" office:value-type="float" office:value="50000" calcext:value-type="float">
            <text:p>50,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LAIM FREQUENCY</text:p>
          </table:table-cell>
          <table:table-cell table:number-columns-repeated="6" table:style-name="ce14" office:value-type="percentage" office:value="0.4" calcext:value-type="percentage">
            <text:p>40.00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P</text:p>
          </table:table-cell>
          <table:table-cell table:style-name="ce15" table:formula="of:=([.B4]-[.B2]+1)/365*2400" office:value-type="float" office:value="2400" calcext:value-type="float">
            <text:p>2,400.0</text:p>
          </table:table-cell>
          <table:table-cell table:style-name="ce15" table:formula="of:=([.C4]-[.C2]+1)/365*2400" office:value-type="float" office:value="2400" calcext:value-type="float">
            <text:p>2,400.0</text:p>
          </table:table-cell>
          <table:table-cell table:style-name="ce15" table:formula="of:=([.D4]-[.D2]+1)/365*2400" office:value-type="float" office:value="2400" calcext:value-type="float">
            <text:p>2,400.0</text:p>
          </table:table-cell>
          <table:table-cell table:style-name="ce15" table:formula="of:=([.E4]-[.E2]+1)/365*2400" office:value-type="float" office:value="1407.12328767123" calcext:value-type="float">
            <text:p>1,407.1</text:p>
          </table:table-cell>
          <table:table-cell table:style-name="ce15" table:formula="of:=([.F4]-[.F2]+1)/365*2400" office:value-type="float" office:value="2400" calcext:value-type="float">
            <text:p>2,400.0</text:p>
          </table:table-cell>
          <table:table-cell table:formula="of:=SUM([.B10:.F10])" office:value-type="float" office:value="11007.1232876712" calcext:value-type="float">
            <text:p>11,007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table:formula="of:=IF([.B3]&lt;&gt;0;[.B10]*([.B4]-[.B3]+1)/([.B4]-[.B2]+1);0)" office:value-type="float" office:value="0" calcext:value-type="float">
            <text:p>0.0</text:p>
          </table:table-cell>
          <table:table-cell table:formula="of:=IF([.C3]&lt;&gt;0;[.C10]*([.C4]-[.C3]+1)/([.C4]-[.C2]+1);0)" office:value-type="float" office:value="1551.78082191781" calcext:value-type="float">
            <text:p>1,551.8</text:p>
          </table:table-cell>
          <table:table-cell table:formula="of:=IF([.D3]&lt;&gt;0;[.D10]*([.D4]-[.D3]+1)/([.D4]-[.D2]+1);0)" office:value-type="float" office:value="341.917808219178" calcext:value-type="float">
            <text:p>341.9</text:p>
          </table:table-cell>
          <table:table-cell table:formula="of:=IF([.E3]&lt;&gt;0;[.E10]*([.E4]-[.E3]+1)/([.E4]-[.E2]+1);0)" office:value-type="float" office:value="0" calcext:value-type="float">
            <text:p>0.0</text:p>
          </table:table-cell>
          <table:table-cell table:formula="of:=IF([.F3]&lt;&gt;0;[.F10]*([.F4]-[.F3]+1)/([.F4]-[.F2]+1);0)" office:value-type="float" office:value="2400" calcext:value-type="float">
            <text:p>2,400.0</text:p>
          </table:table-cell>
          <table:table-cell table:formula="of:=SUM([.B11:.F11])" office:value-type="float" office:value="4293.69863013699" calcext:value-type="float">
            <text:p>4,29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P</text:p>
          </table:table-cell>
          <table:table-cell table:formula="of:=[.B10]-[.B11]" office:value-type="float" office:value="2400" calcext:value-type="float">
            <text:p>2,400.0</text:p>
          </table:table-cell>
          <table:table-cell table:formula="of:=[.C10]-[.C11]" office:value-type="float" office:value="848.219178082192" calcext:value-type="float">
            <text:p>848.2</text:p>
          </table:table-cell>
          <table:table-cell table:formula="of:=[.D10]-[.D11]" office:value-type="float" office:value="2058.08219178082" calcext:value-type="float">
            <text:p>2,058.1</text:p>
          </table:table-cell>
          <table:table-cell table:formula="of:=[.E10]-[.E11]" office:value-type="float" office:value="1407.12328767123" calcext:value-type="float">
            <text:p>1,407.1</text:p>
          </table:table-cell>
          <table:table-cell table:formula="of:=[.F10]-[.F11]" office:value-type="float" office:value="0" calcext:value-type="float">
            <text:p>0.0</text:p>
          </table:table-cell>
          <table:table-cell table:formula="of:=[.G10]-[.G11]" office:value-type="float" office:value="6713.42465753425" calcext:value-type="float">
            <text:p>6,713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R</text:p>
          </table:table-cell>
          <table:table-cell table:formula="of:=[.B10]*(MIN([.B3:.B4])-MIN([.B3:.B6]))/(MIN([.B3:.B4])-[.B2]+1)" office:value-type="float" office:value="1111.23287671233" calcext:value-type="float">
            <text:p>1,111.2</text:p>
          </table:table-cell>
          <table:table-cell table:formula="of:=[.C10]*(MIN([.C3:.C4])-MIN([.C3:.C6]))/(MIN([.C3:.C4])-[.C2]+1)" office:value-type="float" office:value="0" calcext:value-type="float">
            <text:p>0.0</text:p>
          </table:table-cell>
          <table:table-cell table:formula="of:=[.D10]*(MIN([.D3:.D4])-MIN([.D3:.D6]))/(MIN([.D3:.D4])-[.D2]+1)" office:value-type="float" office:value="901.910828025478" calcext:value-type="float">
            <text:p>901.9</text:p>
          </table:table-cell>
          <table:table-cell table:formula="of:=[.E10]*(MIN([.E3:.E4])-MIN([.E3:.E6]))/(MIN([.E3:.E4])-[.E2]+1)" office:value-type="float" office:value="506.301369863014" calcext:value-type="float">
            <text:p>506.3</text:p>
          </table:table-cell>
          <table:table-cell table:formula="of:=[.F10]*(MIN([.F3:.F4])-MIN([.F3:.F6]))/(MIN([.F3:.F4])-[.F2]+1)" office:value-type="float" office:value="0" calcext:value-type="float">
            <text:p>0.0</text:p>
          </table:table-cell>
          <table:table-cell table:formula="of:=SUM([.B13:.F13])" office:value-type="float" office:value="2519.44507460082" calcext:value-type="float">
            <text:p>2,519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</text:p>
          </table:table-cell>
          <table:table-cell table:formula="of:=[.B12]-[.B13]" office:value-type="float" office:value="1288.76712328767" calcext:value-type="float">
            <text:p>1,288.8</text:p>
          </table:table-cell>
          <table:table-cell table:formula="of:=[.C12]-[.C13]" office:value-type="float" office:value="848.219178082192" calcext:value-type="float">
            <text:p>848.2</text:p>
          </table:table-cell>
          <table:table-cell table:formula="of:=[.D12]-[.D13]" office:value-type="float" office:value="1156.17136375534" calcext:value-type="float">
            <text:p>1,156.2</text:p>
          </table:table-cell>
          <table:table-cell table:formula="of:=[.E12]-[.E13]" office:value-type="float" office:value="900.821917808219" calcext:value-type="float">
            <text:p>900.8</text:p>
          </table:table-cell>
          <table:table-cell table:formula="of:=[.F12]-[.F13]" office:value-type="float" office:value="0" calcext:value-type="float">
            <text:p>0.0</text:p>
          </table:table-cell>
          <table:table-cell table:formula="of:=[.G10]-[.G13]" office:value-type="float" office:value="8487.67821307041" calcext:value-type="float">
            <text:p>8,487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Y</text:p>
          </table:table-cell>
          <table:table-cell table:formula="of:=(MIN([.B6];[.B5])-[.B2]+1)/365" office:value-type="float" office:value="0.536986301369863" calcext:value-type="float">
            <text:p>0.5</text:p>
          </table:table-cell>
          <table:table-cell table:formula="of:=(MIN([.C6];[.C5])-[.C2]+1)/365" office:value-type="float" office:value="0.356164383561644" calcext:value-type="float">
            <text:p>0.4</text:p>
          </table:table-cell>
          <table:table-cell table:formula="of:=(MIN([.D6];[.D5])-[.D2]+1)/365" office:value-type="float" office:value="0.536986301369863" calcext:value-type="float">
            <text:p>0.5</text:p>
          </table:table-cell>
          <table:table-cell table:formula="of:=(MIN([.E6];[.E5])-[.E2]+1)/365" office:value-type="float" office:value="0.375342465753425" calcext:value-type="float">
            <text:p>0.4</text:p>
          </table:table-cell>
          <table:table-cell table:formula="of:=(MIN([.F6];[.F5])-[.F2]+1)/365" office:value-type="float" office:value="0.00273972602739726" calcext:value-type="float">
            <text:p>0.0</text:p>
          </table:table-cell>
          <table:table-cell table:formula="of:=SUM([.B15:.F15])" office:value-type="float" office:value="1.80821917808219" calcext:value-type="float">
            <text:p>1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Y</text:p>
          </table:table-cell>
          <table:table-cell table:formula="of:=([.B5]-[.B2]+1)/365" office:value-type="float" office:value="1" calcext:value-type="float">
            <text:p>1.0</text:p>
          </table:table-cell>
          <table:table-cell table:formula="of:=([.C5]-[.C2]+1)/365" office:value-type="float" office:value="0.356164383561644" calcext:value-type="float">
            <text:p>0.4</text:p>
          </table:table-cell>
          <table:table-cell table:formula="of:=([.D5]-[.D2]+1)/365" office:value-type="float" office:value="0.86027397260274" calcext:value-type="float">
            <text:p>0.9</text:p>
          </table:table-cell>
          <table:table-cell table:formula="of:=([.E5]-[.E2]+1)/365" office:value-type="float" office:value="0.586301369863014" calcext:value-type="float">
            <text:p>0.6</text:p>
          </table:table-cell>
          <table:table-cell table:formula="of:=([.F5]-[.F2]+1)/365" office:value-type="float" office:value="0.00273972602739726" calcext:value-type="float">
            <text:p>0.0</text:p>
          </table:table-cell>
          <table:table-cell table:formula="of:=SUM([.B16:.F16])" office:value-type="float" office:value="2.80547945205479" calcext:value-type="float">
            <text:p>2.8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LAIMS</text:p>
          </table:table-cell>
          <table:table-cell table:number-columns-repeated="2" table:style-name="ce17" office:value-type="float" office:value="0" calcext:value-type="float">
            <text:p>0.0</text:p>
          </table:table-cell>
          <table:table-cell table:style-name="ce17" office:value-type="float" office:value="6000" calcext:value-type="float">
            <text:p>6,000.0</text:p>
          </table:table-cell>
          <table:table-cell table:style-name="ce17" office:value-type="float" office:value="1000" calcext:value-type="float">
            <text:p>1,000.0</text:p>
          </table:table-cell>
          <table:table-cell table:style-name="ce17" office:value-type="float" office:value="0" calcext:value-type="float">
            <text:p>0.0</text:p>
          </table:table-cell>
          <table:table-cell table:formula="of:=SUM([.B17:.F17])" office:value-type="float" office:value="7000" calcext:value-type="float">
            <text:p>7,000.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SERVES</text:p>
          </table:table-cell>
          <table:table-cell table:number-columns-repeated="3" table:style-name="ce17" office:value-type="float" office:value="0" calcext:value-type="float">
            <text:p>0.0</text:p>
          </table:table-cell>
          <table:table-cell table:style-name="ce17" office:value-type="float" office:value="3000" calcext:value-type="float">
            <text:p>3,000.0</text:p>
          </table:table-cell>
          <table:table-cell table:style-name="ce17" office:value-type="float" office:value="0" calcext:value-type="float">
            <text:p>0.0</text:p>
          </table:table-cell>
          <table:table-cell table:formula="of:=SUM([.B18:.F18])" office:value-type="float" office:value="3000" calcext:value-type="float">
            <text:p>3,00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NR</text:p>
          </table:table-cell>
          <table:table-cell table:style-name="ce18" table:formula="of:=MAX(([.B5]-[.B6]+1)/([.B5]-[.B2]+1)*[.B8]*[.B9];0)" office:value-type="float" office:value="1863.01369863014" calcext:value-type="float">
            <text:p>1,863.0</text:p>
          </table:table-cell>
          <table:table-cell table:style-name="ce18" table:formula="of:=MAX(([.C5]-[.C6]+1)/([.C5]-[.C2]+1)*[.C8]*[.C9];0)" office:value-type="float" office:value="0" calcext:value-type="float">
            <text:p>0.0</text:p>
          </table:table-cell>
          <table:table-cell table:style-name="ce18" table:formula="of:=MAX(([.D5]-[.D6]+1)/([.D5]-[.D2]+1)*[.D8]*[.D9];0)" office:value-type="float" office:value="1515.92356687898" calcext:value-type="float">
            <text:p>1,515.9</text:p>
          </table:table-cell>
          <table:table-cell table:style-name="ce18" table:formula="of:=MAX(([.E5]-[.E6]+1)/([.E5]-[.E2]+1)*[.E8]*[.E9];0)" office:value-type="float" office:value="1457.94392523364" calcext:value-type="float">
            <text:p>1,457.9</text:p>
          </table:table-cell>
          <table:table-cell table:style-name="ce18" table:formula="of:=MAX(([.F5]-[.F6]+1)/([.F5]-[.F2]+1)*[.F8]*[.F9];0)" office:value-type="float" office:value="0" calcext:value-type="float">
            <text:p>0.0</text:p>
          </table:table-cell>
          <table:table-cell table:formula="of:=SUM([.B19:.F19])" office:value-type="float" office:value="4836.88119074276" calcext:value-type="float">
            <text:p>4,836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S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formula="of:=SUM([.B20:.F20]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table:style-name="ce19" table:formula="of:=[.B17]+[.B18]-[.B20]" office:value-type="float" office:value="0" calcext:value-type="float">
            <text:p>0</text:p>
          </table:table-cell>
          <table:table-cell table:style-name="ce19" table:formula="of:=[.C17]+[.C18]-[.C20]" office:value-type="float" office:value="0" calcext:value-type="float">
            <text:p>0</text:p>
          </table:table-cell>
          <table:table-cell table:style-name="ce19" table:formula="of:=[.D17]+[.D18]-[.D20]" office:value-type="float" office:value="6000" calcext:value-type="float">
            <text:p>6000</text:p>
          </table:table-cell>
          <table:table-cell table:style-name="ce19" table:formula="of:=[.E17]+[.E18]-[.E20]" office:value-type="float" office:value="4000" calcext:value-type="float">
            <text:p>4000</text:p>
          </table:table-cell>
          <table:table-cell table:style-name="ce19" table:formula="of:=[.F17]+[.F18]-[.F20]" office:value-type="float" office:value="0" calcext:value-type="float">
            <text:p>0</text:p>
          </table:table-cell>
          <table:table-cell table:formula="of:=SUM([.B21:.F21])" office:value-type="float" office:value="10000" calcext:value-type="float">
            <text:p>1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20" table:formula="of:=IFERROR([.B21]/[.B14];0)" office:value-type="percentage" office:value="0" calcext:value-type="percentage">
            <text:p>0.00%</text:p>
          </table:table-cell>
          <table:table-cell table:style-name="ce20" table:formula="of:=IFERROR([.C21]/[.C14];0)" office:value-type="percentage" office:value="0" calcext:value-type="percentage">
            <text:p>0.00%</text:p>
          </table:table-cell>
          <table:table-cell table:style-name="ce20" table:formula="of:=IFERROR([.D21]/[.D14];0)" office:value-type="percentage" office:value="5.18954212852278" calcext:value-type="percentage">
            <text:p>518.95%</text:p>
          </table:table-cell>
          <table:table-cell table:style-name="ce20" table:formula="of:=IFERROR([.E21]/[.E14];0)" office:value-type="percentage" office:value="4.44038929440389" calcext:value-type="percentage">
            <text:p>444.04%</text:p>
          </table:table-cell>
          <table:table-cell table:style-name="ce20" table:formula="of:=IFERROR([.F21]/[.F14];0)" office:value-type="percentage" office:value="0" calcext:value-type="percentage">
            <text:p>0.00%</text:p>
          </table:table-cell>
          <table:table-cell table:style-name="ce20" table:formula="of:=IFERROR([.G21]/[.G14];0)" office:value-type="percentage" office:value="1.17817850170153" calcext:value-type="percentage">
            <text:p>117.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formula="of:=COUNTIF([.$B$17:.$F$17];&quot;&gt;0&quot;)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table:style-name="ce21" table:formula="of:=[.B23]/SUM([.$B$15:.$F$15])" office:value-type="float" office:value="1.10606060606061" calcext:value-type="float">
            <text:p>1.11</text:p>
          </table:table-cell>
          <table:table-cell table:style-name="ce21" table:formula="of:=[.C23]/SUM([.$B$15:.$F$15])" office:value-type="float" office:value="1.10606060606061" calcext:value-type="float">
            <text:p>1.11</text:p>
          </table:table-cell>
          <table:table-cell table:style-name="ce21" table:formula="of:=[.D23]/SUM([.$B$15:.$F$15])" office:value-type="float" office:value="1.10606060606061" calcext:value-type="float">
            <text:p>1.11</text:p>
          </table:table-cell>
          <table:table-cell table:style-name="ce21" table:formula="of:=[.E23]/SUM([.$B$15:.$F$15])" office:value-type="float" office:value="1.10606060606061" calcext:value-type="float">
            <text:p>1.11</text:p>
          </table:table-cell>
          <table:table-cell table:style-name="ce21" table:formula="of:=[.F23]/SUM([.$B$15:.$F$15])" office:value-type="float" office:value="1.10606060606061" calcext:value-type="float">
            <text:p>1.11</text:p>
          </table:table-cell>
          <table:table-cell table:formula="of:=[.G23]/SUM([.$B$15:.$F$15])" office:value-type="float" office:value="1.1060606060606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table:style-name="ce22" table:formula="of:=SUM([.$B$21:.$F$21])/[.B23]" office:value-type="float" office:value="5000" calcext:value-type="float">
            <text:p>5,000</text:p>
          </table:table-cell>
          <table:table-cell table:style-name="ce22" table:formula="of:=SUM([.$B$21:.$F$21])/[.C23]" office:value-type="float" office:value="5000" calcext:value-type="float">
            <text:p>5,000</text:p>
          </table:table-cell>
          <table:table-cell table:style-name="ce22" table:formula="of:=SUM([.$B$21:.$F$21])/[.D23]" office:value-type="float" office:value="5000" calcext:value-type="float">
            <text:p>5,000</text:p>
          </table:table-cell>
          <table:table-cell table:style-name="ce22" table:formula="of:=SUM([.$B$21:.$F$21])/[.E23]" office:value-type="float" office:value="5000" calcext:value-type="float">
            <text:p>5,000</text:p>
          </table:table-cell>
          <table:table-cell table:style-name="ce22" table:formula="of:=SUM([.$B$21:.$F$21])/[.F23]" office:value-type="float" office:value="5000" calcext:value-type="float">
            <text:p>5,000</text:p>
          </table:table-cell>
          <table:table-cell table:style-name="ce22" table:formula="of:=SUM([.$B$21:.$F$21])/[.G23]" office:value-type="float" office:value="5000" calcext:value-type="float">
            <text:p>5,0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EP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style-name="ce22" table:formula="of:=SUM([.$B$14:.$F$14])/SUM([.$B$15:.$F$15])" office:value-type="float" office:value="2319.39779965258" calcext:value-type="float">
            <text:p>2,319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GWP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</text:p>
          </table:table-cell>
          <table:table-cell table:style-name="ce19" table:formula="of:=[.B9]*[.B25]" office:value-type="float" office:value="2000" calcext:value-type="float">
            <text:p>2000</text:p>
          </table:table-cell>
          <table:table-cell table:style-name="ce19" table:formula="of:=[.C9]*[.C25]" office:value-type="float" office:value="2000" calcext:value-type="float">
            <text:p>2000</text:p>
          </table:table-cell>
          <table:table-cell table:style-name="ce19" table:formula="of:=[.D9]*[.D25]" office:value-type="float" office:value="2000" calcext:value-type="float">
            <text:p>2000</text:p>
          </table:table-cell>
          <table:table-cell table:style-name="ce19" table:formula="of:=[.E9]*[.E25]" office:value-type="float" office:value="2000" calcext:value-type="float">
            <text:p>2000</text:p>
          </table:table-cell>
          <table:table-cell table:style-name="ce19" table:formula="of:=[.F9]*[.F25]" office:value-type="float" office:value="2000" calcext:value-type="float">
            <text:p>2000</text:p>
          </table:table-cell>
          <table:table-cell table:style-name="ce19" table:formula="of:=[.G9]*[.G25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</text:p>
          </table:table-cell>
          <table:table-cell table:number-columns-repeated="6" table:style-name="ce20" office:value-type="percentage" office:value="0.662" calcext:value-type="percentage">
            <text:p>66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table:style-name="ce13" table:formula="of:=[.B28]/[.B29]" office:value-type="float" office:value="3021.14803625378" calcext:value-type="float">
            <text:p>3,021</text:p>
          </table:table-cell>
          <table:table-cell table:style-name="ce13" table:formula="of:=[.C28]/[.C29]" office:value-type="float" office:value="3021.14803625378" calcext:value-type="float">
            <text:p>3,021</text:p>
          </table:table-cell>
          <table:table-cell table:style-name="ce13" table:formula="of:=[.D28]/[.D29]" office:value-type="float" office:value="3021.14803625378" calcext:value-type="float">
            <text:p>3,021</text:p>
          </table:table-cell>
          <table:table-cell table:style-name="ce13" table:formula="of:=[.E28]/[.E29]" office:value-type="float" office:value="3021.14803625378" calcext:value-type="float">
            <text:p>3,021</text:p>
          </table:table-cell>
          <table:table-cell table:style-name="ce13" table:formula="of:=[.F28]/[.F29]" office:value-type="float" office:value="3021.14803625378" calcext:value-type="float">
            <text:p>3,021</text:p>
          </table:table-cell>
          <table:table-cell table:style-name="ce13" table:formula="of:=[.G28]/[.G29]" office:value-type="float" office:value="3021.14803625378" calcext:value-type="float">
            <text:p>3,021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percentage-style style:name="N137">
      <number:number number:decimal-places="3" loext:min-decimal-places="3" number:min-integer-digits="1"/>
      <number:text>%</number:text>
    </number:percentage-style>
    <number:percentage-style style:name="N138">
      <number:number number:decimal-places="4" loext:min-decimal-places="4" number:min-integer-digits="1"/>
      <number:text>%</number:text>
    </number:percentage-style>
    <number:percentage-style style:name="N139">
      <number:number number:decimal-places="5" loext:min-decimal-places="5" number:min-integer-digits="1"/>
      <number:text>%</number:text>
    </number:percentage-style>
    <number:percentage-style style:name="N140">
      <number:number number:decimal-places="6" loext:min-decimal-places="6" number:min-integer-digits="1"/>
      <number:text>%</number:text>
    </number:percentage-style>
    <number:percentage-style style:name="N141">
      <number:number number:decimal-places="7" loext:min-decimal-places="7" number:min-integer-digits="1"/>
      <number:text>%</number:text>
    </number:percentage-style>
    <number:percentage-style style:name="N142">
      <number:number number:decimal-places="8" loext:min-decimal-places="8" number:min-integer-digits="1"/>
      <number:text>%</number:text>
    </number:percentage-style>
    <number:percentage-style style:name="N143">
      <number:number number:decimal-places="9" loext:min-decimal-places="9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8:21:53.732673127</meta:creation-date>
    <dc:date>2017-07-01T19:43:12.398986584</dc:date>
    <meta:editing-duration>PT4M12S</meta:editing-duration>
    <meta:editing-cycles>2</meta:editing-cycles>
    <meta:generator>LibreOffice/5.3.3.2$Linux_X86_64 LibreOffice_project/3d9a8b4b4e538a85e0782bd6c2d430bafe583448</meta:generator>
    <meta:document-statistic meta:table-count="1" meta:cell-count="198" meta:object-count="0"/>
  </office:meta>
</office:document-meta>
</file>